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changed part</text:p>
          </table:table-cell>
          <table:table-cell table:style-name="ce17"/>
          <table:table-cell table:style-name="ce29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4:18:19.704212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8T14:18:27.726005645</dc:date>
    <meta:editing-duration>PT7H35M34S</meta:editing-duration>
    <meta:editing-cycles>27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196" meta:object-count="0"/>
  </office:meta>
</office:document-meta>
</file>